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0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9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9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9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7" table:default-cell-style-name="Default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/>
          <table:table-cell table:style-name="ce2" table:formula="of:=SUM([.B2:.F2])" office:value-type="float" office:value="24900">
            <text:p>24900</text:p>
          </table:table-cell>
          <table:table-cell table:style-name="ce8" table:formula="of:=SUM([.B21:.F21])" office:value-type="float" office:value="1426.93498452012">
            <text:p>1426.9349845201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32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426.93498452012">
            <text:p>1426.9349845201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426.93498452012">
            <text:p>1426.9349845201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21:.F21])" office:value-type="float" office:value="1426.93498452012">
            <text:p>1426.9349845201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21:.F21])" office:value-type="float" office:value="1426.93498452012">
            <text:p>1426.9349845201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21];[.D21];[.E21])" office:value-type="float" office:value="1097.52321981424">
            <text:p>1097.5232198143</text:p>
          </table:table-cell>
          <table:table-cell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formula="of:=SUM([.B21:.F21])" office:value-type="float" office:value="1426.93498452012">
            <text:p>1426.9349845201</text:p>
          </table:table-cell>
          <table:table-cell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/>
          <table:table-cell table:style-name="ce2"/>
          <table:table-cell table:formula="of:=SUM([.B21:.F21])" office:value-type="float" office:value="1426.93498452012">
            <text:p>1426.9349845201</text:p>
          </table:table-cell>
          <table:table-cell office:value-type="string">
            <text:p>Հասմիկ Դ․</text:p>
          </table:table-cell>
          <table:table-cell office:value-type="string">
            <text:p>6000(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F21])" office:value-type="float" office:value="700">
            <text:p>70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 office:value-type="string">
            <text:p>+Karen</text:p>
          </table:table-cell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21:.F21])" office:value-type="float" office:value="1426.93498452012">
            <text:p>1426.9349845201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;[.E21];[.F21])" office:value-type="float" office:value="1097.52321981424">
            <text:p>1097.5232198143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table:number-columns-repeated="2"/>
          <table:table-cell table:style-name="Default" table:formula="of:=SUM([.B21:.F21])" office:value-type="float" office:value="1426.93498452012">
            <text:p>1426.9349845201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426.93498452012">
            <text:p>1426.9349845201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426.93498452012">
            <text:p>1426.9349845201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426.93498452012">
            <text:p>1426.9349845201</text:p>
          </table:table-cell>
          <table:table-cell table:style-name="ce8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426.93498452012">
            <text:p>1426.9349845201</text:p>
          </table:table-cell>
          <table:table-cell table:style-name="Default"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0">
            <text:p>0</text:p>
          </table:table-cell>
          <table:table-cell/>
          <table:table-cell table:style-name="ce2" table:formula="of:=SUM([.H2:.H20])" office:value-type="float" office:value="24299.0712074303">
            <text:p>24299.0712074303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7"/>
          <table:table-cell table:style-name="Default" table:number-columns-repeated="2"/>
          <table:table-cell table:style-name="ce25" office:value-type="float" office:value="30000">
            <text:p>3000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11/05/2015</text:date>, <text:time>11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5T11:29:58</dc:date>
    <meta:editing-duration>P2DT1H2M2S</meta:editing-duration>
    <meta:editing-cycles>1114</meta:editing-cycles>
    <meta:generator>OpenOffice/4.1.1$Unix OpenOffice.org_project/411m6$Build-9775</meta:generator>
    <dc:creator>employee employee</dc:creator>
    <meta:document-statistic meta:table-count="9" meta:cell-count="2627" meta:object-count="0"/>
  </office:meta>
</office:document-meta>
</file>